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3027" officeooo:paragraph-rsid="000d3027"/>
    </style:style>
    <style:style style:name="P2" style:family="paragraph" style:parent-style-name="Standard">
      <style:text-properties officeooo:rsid="0011371f" officeooo:paragraph-rsid="0011371f"/>
    </style:style>
    <style:style style:name="T1" style:family="text">
      <style:text-properties officeooo:rsid="001004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w words:</text:p>
      <text:p text:style-name="P1">Interoperability: Khả năng tương tác.</text:p>
      <text:p text:style-name="P1">Undermine: <text:span text:style-name="T1">Phá hoại</text:span></text:p>
      <text:p text:style-name="P2">Conform: </text:p>
      <text:p text:style-name="P2">Shivers: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5T15:37:55.903155003</meta:creation-date>
    <meta:generator>LibreOffice/5.2.7.2$Linux_X86_64 LibreOffice_project/20m0$Build-2</meta:generator>
    <dc:date>2019-07-06T17:08:11.085433147</dc:date>
    <meta:editing-duration>PT5M15S</meta:editing-duration>
    <meta:editing-cycles>5</meta:editing-cycles>
    <meta:document-statistic meta:table-count="0" meta:image-count="0" meta:object-count="0" meta:page-count="1" meta:paragraph-count="5" meta:word-count="12" meta:character-count="83" meta:non-whitespace-character-count="75"/>
  </office:meta>
</office:document-meta>
</file>